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fo:border="2pt solid #AAAAAA" style:vertical-align="middle" fo:background-color="#F9F9F9"/>
      <style:text-properties fo:color="#000000" style:text-underline-style="none" style:text-underline-type="none"/>
    </style:style>
    <style:style style:name="ce3" style:family="table-cell" style:parent-style-name="Hyperlink" style:data-style-name="N0">
      <style:table-cell-properties fo:border="2pt solid #AAAAAA" style:vertical-align="middle" fo:wrap-option="wrap" fo:background-color="#F9F9F9"/>
      <style:text-properties fo:color="#000000" style:text-underline-style="none" style:text-underline-type="none"/>
    </style:style>
    <style:style style:name="ce4" style:family="table-cell" style:parent-style-name="Default" style:data-style-name="N3">
      <style:table-cell-properties fo:border="2pt solid #AAAAAA" style:vertical-align="middle" fo:wrap-option="wrap" fo:background-color="#F9F9F9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2pt solid #AAAAAA" style:vertical-align="middle" fo:wrap-option="wrap" fo:background-color="#F9F9F9"/>
      <style:text-properties style:font-name="Arial" style:font-name-asian="Arial" style:font-name-complex="Arial"/>
    </style:style>
    <style:style style:name="ce6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4.79020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Carlow-Kilkenny</text:p>
          </table:table-cell>
          <table:table-cell office:value-type="string" table:style-name="ce3">
            <text:p>", population:<text:s/></text:p>
          </table:table-cell>
          <table:table-cell office:value-type="float" office:value="145659" table:style-name="ce4">
            <text:p>145,659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Carlow-Kilkenny&quot;, population: 145659, seats: 5});" table:formula="of:=CONCATENATE([.A2]; [.B2]; [.C2]; [.D2]; [.E2]; [.F2]; [.G2])" table:style-name="ce1">
            <text:p><text:s/>CREATE (n:Constituency {name: "Carlow-Kilkenny", population: 145659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Cavan-Monaghan</text:p>
          </table:table-cell>
          <table:table-cell office:value-type="string" table:style-name="ce3">
            <text:p>", population:<text:s/></text:p>
          </table:table-cell>
          <table:table-cell office:value-type="float" office:value="120483" table:style-name="ce4">
            <text:p>120,483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Cavan-Monaghan&quot;, population: 120483, seats: 4});" table:formula="of:=CONCATENATE([.A3]; [.B3]; [.C3]; [.D3]; [.E3]; [.F3]; [.G3])" table:style-name="ce1">
            <text:p><text:s/>CREATE (n:Constituency {name: "Cavan-Monaghan", population: 120483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Clare</text:p>
          </table:table-cell>
          <table:table-cell office:value-type="string" table:style-name="ce3">
            <text:p>", population:<text:s/></text:p>
          </table:table-cell>
          <table:table-cell office:value-type="float" office:value="111336" table:style-name="ce4">
            <text:p>111,336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Clare&quot;, population: 111336, seats: 4});" table:formula="of:=CONCATENATE([.A4]; [.B4]; [.C4]; [.D4]; [.E4]; [.F4]; [.G4])" table:style-name="ce1">
            <text:p><text:s/>CREATE (n:Constituency {name: "Clare", population: 111336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Cork East</text:p>
          </table:table-cell>
          <table:table-cell office:value-type="string" table:style-name="ce3">
            <text:p>", population:<text:s/></text:p>
          </table:table-cell>
          <table:table-cell office:value-type="float" office:value="114365" table:style-name="ce4">
            <text:p>114,365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Cork East&quot;, population: 114365, seats: 4});" table:formula="of:=CONCATENATE([.A5]; [.B5]; [.C5]; [.D5]; [.E5]; [.F5]; [.G5])" table:style-name="ce1">
            <text:p><text:s/>CREATE (n:Constituency {name: "Cork East", population: 114365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Cork North Central</text:p>
          </table:table-cell>
          <table:table-cell office:value-type="string" table:style-name="ce3">
            <text:p>", population:<text:s/></text:p>
          </table:table-cell>
          <table:table-cell office:value-type="float" office:value="117170" table:style-name="ce4">
            <text:p>117,170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Cork North Central&quot;, population: 117170, seats: 4});" table:formula="of:=CONCATENATE([.A6]; [.B6]; [.C6]; [.D6]; [.E6]; [.F6]; [.G6])" table:style-name="ce1">
            <text:p><text:s/>CREATE (n:Constituency {name: "Cork North Central", population: 117170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Cork North West</text:p>
          </table:table-cell>
          <table:table-cell office:value-type="string" table:style-name="ce3">
            <text:p>", population:<text:s/></text:p>
          </table:table-cell>
          <table:table-cell office:value-type="float" office:value="86593" table:style-name="ce4">
            <text:p>86,593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Cork North West&quot;, population: 86593, seats: 3});" table:formula="of:=CONCATENATE([.A7]; [.B7]; [.C7]; [.D7]; [.E7]; [.F7]; [.G7])" table:style-name="ce1">
            <text:p><text:s/>CREATE (n:Constituency {name: "Cork North West", population: 86593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Cork South Central</text:p>
          </table:table-cell>
          <table:table-cell office:value-type="string" table:style-name="ce3">
            <text:p>", population:<text:s/></text:p>
          </table:table-cell>
          <table:table-cell office:value-type="float" office:value="117952" table:style-name="ce4">
            <text:p>117,952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Cork South Central&quot;, population: 117952, seats: 4});" table:formula="of:=CONCATENATE([.A8]; [.B8]; [.C8]; [.D8]; [.E8]; [.F8]; [.G8])" table:style-name="ce1">
            <text:p><text:s/>CREATE (n:Constituency {name: "Cork South Central", population: 117952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Cork South West</text:p>
          </table:table-cell>
          <table:table-cell office:value-type="string" table:style-name="ce3">
            <text:p>", population:<text:s/></text:p>
          </table:table-cell>
          <table:table-cell office:value-type="float" office:value="82952" table:style-name="ce4">
            <text:p>82,952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Cork South West&quot;, population: 82952, seats: 3});" table:formula="of:=CONCATENATE([.A9]; [.B9]; [.C9]; [.D9]; [.E9]; [.F9]; [.G9])" table:style-name="ce1">
            <text:p><text:s/>CREATE (n:Constituency {name: "Cork South West", population: 82952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onegal</text:p>
          </table:table-cell>
          <table:table-cell office:value-type="string" table:style-name="ce3">
            <text:p>", population:<text:s/></text:p>
          </table:table-cell>
          <table:table-cell office:value-type="float" office:value="152358" table:style-name="ce4">
            <text:p>152,358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onegal&quot;, population: 152358, seats: 5});" table:formula="of:=CONCATENATE([.A10]; [.B10]; [.C10]; [.D10]; [.E10]; [.F10]; [.G10])" table:style-name="ce1">
            <text:p><text:s/>CREATE (n:Constituency {name: "Donegal", population: 152358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Central</text:p>
          </table:table-cell>
          <table:table-cell office:value-type="string" table:style-name="ce3">
            <text:p>", population:<text:s/></text:p>
          </table:table-cell>
          <table:table-cell office:value-type="float" office:value="146512" table:style-name="ce4">
            <text:p>146,512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Central&quot;, population: 146512, seats: 5});" table:formula="of:=CONCATENATE([.A11]; [.B11]; [.C11]; [.D11]; [.E11]; [.F11]; [.G11])" table:style-name="ce1">
            <text:p><text:s/>CREATE (n:Constituency {name: "Dublin Central", population: 146512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Mid-West</text:p>
          </table:table-cell>
          <table:table-cell office:value-type="string" table:style-name="ce3">
            <text:p>", population:<text:s/></text:p>
          </table:table-cell>
          <table:table-cell office:value-type="float" office:value="116396" table:style-name="ce4">
            <text:p>116,396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Mid-West&quot;, population: 116396, seats: 4});" table:formula="of:=CONCATENATE([.A12]; [.B12]; [.C12]; [.D12]; [.E12]; [.F12]; [.G12])" table:style-name="ce1">
            <text:p><text:s/>CREATE (n:Constituency {name: "Dublin Mid-West", population: 116396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Fingal</text:p>
          </table:table-cell>
          <table:table-cell office:value-type="string" table:style-name="ce3">
            <text:p>", population:<text:s/></text:p>
          </table:table-cell>
          <table:table-cell office:value-type="float" office:value="89030" table:style-name="ce4">
            <text:p>89,030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Fingal&quot;, population: 89030, seats: 3});" table:formula="of:=CONCATENATE([.A13]; [.B13]; [.C13]; [.D13]; [.E13]; [.F13]; [.G13])" table:style-name="ce1">
            <text:p><text:s/>CREATE (n:Constituency {name: "Dublin Fingal", population: 89030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North West</text:p>
          </table:table-cell>
          <table:table-cell office:value-type="string" table:style-name="ce3">
            <text:p>", population:<text:s/></text:p>
          </table:table-cell>
          <table:table-cell office:value-type="float" office:value="141162" table:style-name="ce4">
            <text:p>141,162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North West&quot;, population: 141162, seats: 5});" table:formula="of:=CONCATENATE([.A14]; [.B14]; [.C14]; [.D14]; [.E14]; [.F14]; [.G14])" table:style-name="ce1">
            <text:p><text:s/>CREATE (n:Constituency {name: "Dublin North West", population: 141162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Bay North</text:p>
          </table:table-cell>
          <table:table-cell office:value-type="string" table:style-name="ce3">
            <text:p>", population:<text:s/></text:p>
          </table:table-cell>
          <table:table-cell office:value-type="float" office:value="110427" table:style-name="ce4">
            <text:p>110,427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Bay North&quot;, population: 110427, seats: 4});" table:formula="of:=CONCATENATE([.A15]; [.B15]; [.C15]; [.D15]; [.E15]; [.F15]; [.G15])" table:style-name="ce1">
            <text:p><text:s/>CREATE (n:Constituency {name: "Dublin Bay North", population: 110427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Rathdown</text:p>
          </table:table-cell>
          <table:table-cell office:value-type="string" table:style-name="ce3">
            <text:p>", population:<text:s/></text:p>
          </table:table-cell>
          <table:table-cell office:value-type="float" office:value="90534" table:style-name="ce4">
            <text:p>90,534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Rathdown&quot;, population: 90534, seats: 3});" table:formula="of:=CONCATENATE([.A16]; [.B16]; [.C16]; [.D16]; [.E16]; [.F16]; [.G16])" table:style-name="ce1">
            <text:p><text:s/>CREATE (n:Constituency {name: "Dublin Rathdown", population: 90534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South Central</text:p>
          </table:table-cell>
          <table:table-cell office:value-type="string" table:style-name="ce3">
            <text:p>", population:<text:s/></text:p>
          </table:table-cell>
          <table:table-cell office:value-type="float" office:value="87470" table:style-name="ce4">
            <text:p>87,470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South Central&quot;, population: 87470, seats: 3});" table:formula="of:=CONCATENATE([.A17]; [.B17]; [.C17]; [.D17]; [.E17]; [.F17]; [.G17])" table:style-name="ce1">
            <text:p><text:s/>CREATE (n:Constituency {name: "Dublin South Central", population: 87470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Bay South</text:p>
          </table:table-cell>
          <table:table-cell office:value-type="string" table:style-name="ce3">
            <text:p>", population:<text:s/></text:p>
          </table:table-cell>
          <table:table-cell office:value-type="float" office:value="114660" table:style-name="ce4">
            <text:p>114,660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Bay South&quot;, population: 114660, seats: 4});" table:formula="of:=CONCATENATE([.A18]; [.B18]; [.C18]; [.D18]; [.E18]; [.F18]; [.G18])" table:style-name="ce1">
            <text:p><text:s/>CREATE (n:Constituency {name: "Dublin Bay South", population: 114660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South West</text:p>
          </table:table-cell>
          <table:table-cell office:value-type="string" table:style-name="ce3">
            <text:p>", population:<text:s/></text:p>
          </table:table-cell>
          <table:table-cell office:value-type="float" office:value="144908" table:style-name="ce4">
            <text:p>144,908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South West&quot;, population: 144908, seats: 5});" table:formula="of:=CONCATENATE([.A19]; [.B19]; [.C19]; [.D19]; [.E19]; [.F19]; [.G19])" table:style-name="ce1">
            <text:p><text:s/>CREATE (n:Constituency {name: "Dublin South West", population: 144908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Dublin West</text:p>
          </table:table-cell>
          <table:table-cell office:value-type="string" table:style-name="ce3">
            <text:p>", population:<text:s/></text:p>
          </table:table-cell>
          <table:table-cell office:value-type="float" office:value="113179" table:style-name="ce4">
            <text:p>113,179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ublin West&quot;, population: 113179, seats: 4});" table:formula="of:=CONCATENATE([.A20]; [.B20]; [.C20]; [.D20]; [.E20]; [.F20]; [.G20])" table:style-name="ce1">
            <text:p><text:s/>CREATE (n:Constituency {name: "Dublin West", population: 113179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6">
            <text:p>Dún Laoghaire</text:p>
          </table:table-cell>
          <table:table-cell office:value-type="string" table:style-name="ce3">
            <text:p>", population:<text:s/></text:p>
          </table:table-cell>
          <table:table-cell office:value-type="float" office:value="118791" table:style-name="ce4">
            <text:p>118,791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Dún Laoghaire&quot;, population: 118791, seats: 4});" table:formula="of:=CONCATENATE([.A21]; [.B21]; [.C21]; [.D21]; [.E21]; [.F21]; [.G21])" table:style-name="ce1">
            <text:p><text:s/>CREATE (n:Constituency {name: "Dún Laoghaire", population: 118791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Galway East</text:p>
          </table:table-cell>
          <table:table-cell office:value-type="string" table:style-name="ce3">
            <text:p>", population:<text:s/></text:p>
          </table:table-cell>
          <table:table-cell office:value-type="float" office:value="89564" table:style-name="ce4">
            <text:p>89,564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Galway East&quot;, population: 89564, seats: 3});" table:formula="of:=CONCATENATE([.A22]; [.B22]; [.C22]; [.D22]; [.E22]; [.F22]; [.G22])" table:style-name="ce1">
            <text:p><text:s/>CREATE (n:Constituency {name: "Galway East", population: 89564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Galway West</text:p>
          </table:table-cell>
          <table:table-cell office:value-type="string" table:style-name="ce3">
            <text:p>", population:<text:s/></text:p>
          </table:table-cell>
          <table:table-cell office:value-type="float" office:value="150874" table:style-name="ce4">
            <text:p>150,874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Galway West&quot;, population: 150874, seats: 5});" table:formula="of:=CONCATENATE([.A23]; [.B23]; [.C23]; [.D23]; [.E23]; [.F23]; [.G23])" table:style-name="ce1">
            <text:p><text:s/>CREATE (n:Constituency {name: "Galway West", population: 150874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Kerry</text:p>
          </table:table-cell>
          <table:table-cell office:value-type="string" table:style-name="ce3">
            <text:p>", population:<text:s/></text:p>
          </table:table-cell>
          <table:table-cell office:value-type="float" office:value="145502" table:style-name="ce4">
            <text:p>145,502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Kerry&quot;, population: 145502, seats: 5});" table:formula="of:=CONCATENATE([.A24]; [.B24]; [.C24]; [.D24]; [.E24]; [.F24]; [.G24])" table:style-name="ce1">
            <text:p><text:s/>CREATE (n:Constituency {name: "Kerry", population: 145502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Kildare North</text:p>
          </table:table-cell>
          <table:table-cell office:value-type="string" table:style-name="ce3">
            <text:p>", population:<text:s/></text:p>
          </table:table-cell>
          <table:table-cell office:value-type="float" office:value="115350" table:style-name="ce4">
            <text:p>115,350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Kildare North&quot;, population: 115350, seats: 4});" table:formula="of:=CONCATENATE([.A25]; [.B25]; [.C25]; [.D25]; [.E25]; [.F25]; [.G25])" table:style-name="ce1">
            <text:p><text:s/>CREATE (n:Constituency {name: "Kildare North", population: 115350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Kildare South</text:p>
          </table:table-cell>
          <table:table-cell office:value-type="string" table:style-name="ce3">
            <text:p>", population:<text:s/></text:p>
          </table:table-cell>
          <table:table-cell office:value-type="float" office:value="115350" table:style-name="ce4">
            <text:p>115,350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Kildare South&quot;, population: 115350, seats: 3});" table:formula="of:=CONCATENATE([.A26]; [.B26]; [.C26]; [.D26]; [.E26]; [.F26]; [.G26])" table:style-name="ce1">
            <text:p><text:s/>CREATE (n:Constituency {name: "Kildare South", population: 115350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Laois</text:p>
          </table:table-cell>
          <table:table-cell office:value-type="string" table:style-name="ce3">
            <text:p>", population:<text:s/></text:p>
          </table:table-cell>
          <table:table-cell office:value-type="float" office:value="87745" table:style-name="ce4">
            <text:p>87,745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Laois&quot;, population: 87745, seats: 3});" table:formula="of:=CONCATENATE([.A27]; [.B27]; [.C27]; [.D27]; [.E27]; [.F27]; [.G27])" table:style-name="ce1">
            <text:p><text:s/>CREATE (n:Constituency {name: "Laois", population: 87745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Limerick City</text:p>
          </table:table-cell>
          <table:table-cell office:value-type="string" table:style-name="ce3">
            <text:p>", population:<text:s/></text:p>
          </table:table-cell>
          <table:table-cell office:value-type="float" office:value="113835" table:style-name="ce4">
            <text:p>113,835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Limerick City&quot;, population: 113835, seats: 4});" table:formula="of:=CONCATENATE([.A28]; [.B28]; [.C28]; [.D28]; [.E28]; [.F28]; [.G28])" table:style-name="ce1">
            <text:p><text:s/>CREATE (n:Constituency {name: "Limerick City", population: 113835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Limerick</text:p>
          </table:table-cell>
          <table:table-cell office:value-type="string" table:style-name="ce3">
            <text:p>", population:<text:s/></text:p>
          </table:table-cell>
          <table:table-cell office:value-type="float" office:value="83834" table:style-name="ce4">
            <text:p>83,834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Limerick&quot;, population: 83834, seats: 3});" table:formula="of:=CONCATENATE([.A29]; [.B29]; [.C29]; [.D29]; [.E29]; [.F29]; [.G29])" table:style-name="ce1">
            <text:p><text:s/>CREATE (n:Constituency {name: "Limerick", population: 83834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Longford-Westmeath</text:p>
          </table:table-cell>
          <table:table-cell office:value-type="string" table:style-name="ce3">
            <text:p>", population:<text:s/></text:p>
          </table:table-cell>
          <table:table-cell office:value-type="float" office:value="116802" table:style-name="ce4">
            <text:p>116,802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Longford-Westmeath&quot;, population: 116802, seats: 4});" table:formula="of:=CONCATENATE([.A30]; [.B30]; [.C30]; [.D30]; [.E30]; [.F30]; [.G30])" table:style-name="ce1">
            <text:p><text:s/>CREATE (n:Constituency {name: "Longford-Westmeath", population: 116802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Louth</text:p>
          </table:table-cell>
          <table:table-cell office:value-type="string" table:style-name="ce3">
            <text:p>", population:<text:s/></text:p>
          </table:table-cell>
          <table:table-cell office:value-type="float" office:value="143272" table:style-name="ce4">
            <text:p>143,272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Louth&quot;, population: 143272, seats: 5});" table:formula="of:=CONCATENATE([.A31]; [.B31]; [.C31]; [.D31]; [.E31]; [.F31]; [.G31])" table:style-name="ce1">
            <text:p><text:s/>CREATE (n:Constituency {name: "Louth", population: 143272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Mayo</text:p>
          </table:table-cell>
          <table:table-cell office:value-type="string" table:style-name="ce3">
            <text:p>", population:<text:s/></text:p>
          </table:table-cell>
          <table:table-cell office:value-type="float" office:value="120332" table:style-name="ce4">
            <text:p>120,332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Mayo&quot;, population: 120332, seats: 4});" table:formula="of:=CONCATENATE([.A32]; [.B32]; [.C32]; [.D32]; [.E32]; [.F32]; [.G32])" table:style-name="ce1">
            <text:p><text:s/>CREATE (n:Constituency {name: "Mayo", population: 120332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Meath East</text:p>
          </table:table-cell>
          <table:table-cell office:value-type="string" table:style-name="ce3">
            <text:p>", population:<text:s/></text:p>
          </table:table-cell>
          <table:table-cell office:value-type="float" office:value="86572" table:style-name="ce4">
            <text:p>86,572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Meath East&quot;, population: 86572, seats: 3});" table:formula="of:=CONCATENATE([.A33]; [.B33]; [.C33]; [.D33]; [.E33]; [.F33]; [.G33])" table:style-name="ce1">
            <text:p><text:s/>CREATE (n:Constituency {name: "Meath East", population: 86572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Meath West</text:p>
          </table:table-cell>
          <table:table-cell office:value-type="string" table:style-name="ce3">
            <text:p>", population:<text:s/></text:p>
          </table:table-cell>
          <table:table-cell office:value-type="float" office:value="85550" table:style-name="ce4">
            <text:p>85,550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Meath West&quot;, population: 85550, seats: 3});" table:formula="of:=CONCATENATE([.A34]; [.B34]; [.C34]; [.D34]; [.E34]; [.F34]; [.G34])" table:style-name="ce1">
            <text:p><text:s/>CREATE (n:Constituency {name: "Meath West", population: 85550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Offaly</text:p>
          </table:table-cell>
          <table:table-cell office:value-type="string" table:style-name="ce3">
            <text:p>", population:<text:s/></text:p>
          </table:table-cell>
          <table:table-cell office:value-type="float" office:value="87640" table:style-name="ce4">
            <text:p>87,640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Offaly&quot;, population: 87640, seats: 3});" table:formula="of:=CONCATENATE([.A35]; [.B35]; [.C35]; [.D35]; [.E35]; [.F35]; [.G35])" table:style-name="ce1">
            <text:p><text:s/>CREATE (n:Constituency {name: "Offaly", population: 87640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Roscommon-Galway</text:p>
          </table:table-cell>
          <table:table-cell office:value-type="string" table:style-name="ce3">
            <text:p>", population:<text:s/></text:p>
          </table:table-cell>
          <table:table-cell office:value-type="float" office:value="84586" table:style-name="ce4">
            <text:p>84,586</text:p>
          </table:table-cell>
          <table:table-cell office:value-type="string" table:style-name="ce4">
            <text:p>, seats:<text:s/>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Roscommon-Galway&quot;, population: 84586, seats: 3});" table:formula="of:=CONCATENATE([.A36]; [.B36]; [.C36]; [.D36]; [.E36]; [.F36]; [.G36])" table:style-name="ce1">
            <text:p><text:s/>CREATE (n:Constituency {name: "Roscommon-Galway", population: 84586, seats: 3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Sligo-Leitrim</text:p>
          </table:table-cell>
          <table:table-cell office:value-type="string" table:style-name="ce3">
            <text:p>", population:<text:s/></text:p>
          </table:table-cell>
          <table:table-cell office:value-type="float" office:value="119153" table:style-name="ce4">
            <text:p>119,153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Sligo-Leitrim&quot;, population: 119153, seats: 4});" table:formula="of:=CONCATENATE([.A37]; [.B37]; [.C37]; [.D37]; [.E37]; [.F37]; [.G37])" table:style-name="ce1">
            <text:p><text:s/>CREATE (n:Constituency {name: "Sligo-Leitrim", population: 119153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Tipperary</text:p>
          </table:table-cell>
          <table:table-cell office:value-type="string" table:style-name="ce3">
            <text:p>", population:<text:s/></text:p>
          </table:table-cell>
          <table:table-cell office:value-type="float" office:value="147801" table:style-name="ce4">
            <text:p>147,801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Tipperary&quot;, population: 147801, seats: 5});" table:formula="of:=CONCATENATE([.A38]; [.B38]; [.C38]; [.D38]; [.E38]; [.F38]; [.G38])" table:style-name="ce1">
            <text:p><text:s/>CREATE (n:Constituency {name: "Tipperary", population: 147801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Waterford</text:p>
          </table:table-cell>
          <table:table-cell office:value-type="string" table:style-name="ce3">
            <text:p>", population:<text:s/></text:p>
          </table:table-cell>
          <table:table-cell office:value-type="float" office:value="113795" table:style-name="ce4">
            <text:p>113,795</text:p>
          </table:table-cell>
          <table:table-cell office:value-type="string" table:style-name="ce4">
            <text:p>, seats:<text:s/>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Waterford&quot;, population: 113795, seats: 4});" table:formula="of:=CONCATENATE([.A39]; [.B39]; [.C39]; [.D39]; [.E39]; [.F39]; [.G39])" table:style-name="ce1">
            <text:p><text:s/>CREATE (n:Constituency {name: "Waterford", population: 113795, seats: 4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Wexford</text:p>
          </table:table-cell>
          <table:table-cell office:value-type="string" table:style-name="ce3">
            <text:p>", population:<text:s/></text:p>
          </table:table-cell>
          <table:table-cell office:value-type="float" office:value="145320" table:style-name="ce4">
            <text:p>145,320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Wexford&quot;, population: 145320, seats: 5});" table:formula="of:=CONCATENATE([.A40]; [.B40]; [.C40]; [.D40]; [.E40]; [.F40]; [.G40])" table:style-name="ce1">
            <text:p><text:s/>CREATE (n:Constituency {name: "Wexford", population: 145320, seats: 5});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REATE (n:Constituency {name: "</text:p>
          </table:table-cell>
          <table:table-cell office:value-type="string" table:style-name="ce2">
            <text:p>Wicklow</text:p>
          </table:table-cell>
          <table:table-cell office:value-type="string" table:style-name="ce3">
            <text:p>", population:<text:s/></text:p>
          </table:table-cell>
          <table:table-cell office:value-type="float" office:value="141012" table:style-name="ce4">
            <text:p>141,012</text:p>
          </table:table-cell>
          <table:table-cell office:value-type="string" table:style-name="ce4">
            <text:p>, seats:<text:s/>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});</text:p>
          </table:table-cell>
          <table:table-cell office:value-type="string" office:string-value=" CREATE (n:Constituency {name: &quot;Wicklow&quot;, population: 141012, seats: 5});" table:formula="of:=CONCATENATE([.A41]; [.B41]; [.C41]; [.D41]; [.E41]; [.F41]; [.G41])" table:style-name="ce1">
            <text:p><text:s/>CREATE (n:Constituency {name: "Wicklow", population: 141012, seats: 5});</text:p>
          </table:table-cell>
          <table:table-cell table:number-columns-repeated="16376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3-30T21:32:25Z</meta:creation-date>
    <dc:date>2016-04-09T18:34:24Z</dc:date>
  </office:meta>
</office:document-meta>
</file>